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7cm" style:rel-column-width="8149*"/>
    </style:style>
    <style:style style:name="表格1.B" style:family="table-column">
      <style:table-column-properties style:column-width="2.268cm" style:rel-column-width="7433*"/>
    </style:style>
    <style:style style:name="表格1.C" style:family="table-column">
      <style:table-column-properties style:column-width="2.074cm" style:rel-column-width="6797*"/>
    </style:style>
    <style:style style:name="表格1.D" style:family="table-column">
      <style:table-column-properties style:column-width="1.741cm" style:rel-column-width="5704*"/>
    </style:style>
    <style:style style:name="表格1.E" style:family="table-column">
      <style:table-column-properties style:column-width="8.685cm" style:rel-column-width="28461*"/>
    </style:style>
    <style:style style:name="表格1.F" style:family="table-column">
      <style:table-column-properties style:column-width="2.745cm" style:rel-column-width="8991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7"><text:s text:c="4"/>[[o.name]]</text:p>
          </table:table-cell>
          <table:table-cell table:style-name="表格1.A1" office:value-type="string">
            <text:p text:style-name="P7">[[repeatIn(o.outsource_delivery_ids,'line')]][[line.production_id]]</text:p>
          </table:table-cell>
          <table:table-cell table:style-name="表格1.A1" office:value-type="string">
            <text:p text:style-name="P7"><text:s text:c="2"/>[[line.product_id]]</text:p>
          </table:table-cell>
          <table:table-cell table:style-name="表格1.A1" office:value-type="string">
            <text:p text:style-name="P7"><text:s text:c="5"/>[[line.qty_pnl]]</text:p>
          </table:table-cell>
          <table:table-cell table:style-name="表格1.A1" office:value-type="string">
            <text:p text:style-name="P7">层数：[[line.layer_count]];板厚：[[line.board_thickness]];最小孔径：[[line.min_hole_dia]];总孔数：[[line.hole_count]];pnl长:[[line.pnl_length]]mm;宽:[[line.pnl_width]]mm; <text:span text:style-name="T6">备注:[[line.note]]</text:span></text:p>
          </table:table-cell>
          <table:table-cell table:style-name="表格1.F1" office:value-type="string">
            <text:p text:style-name="P7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2">外协单号:[[o.outsource_number]]</text:p>
          </table:table-cell>
          <table:table-cell table:style-name="表格2.B1" office:value-type="string">
            <text:p text:style-name="P2">外发日期：[[o.create_date]]</text:p>
          </table:table-cell>
        </table:table-row>
        <table:table-row>
          <table:table-cell table:style-name="表格2.A1" office:value-type="string">
            <text:p text:style-name="P2">供 方：[[o.partner_id.name]] </text:p>
          </table:table-cell>
          <table:table-cell table:style-name="表格2.B1" office:value-type="string">
            <text:p text:style-name="P2"><text:s/>地 址：[[o.street]]</text:p>
          </table:table-cell>
        </table:table-row>
        <table:table-row>
          <table:table-cell table:style-name="表格2.A3" office:value-type="string">
            <text:p text:style-name="P2">收货人：[[line.take_delivery_people.name]]</text:p>
          </table:table-cell>
          <table:table-cell table:style-name="表格2.A3" office:value-type="string">
            <text:p text:style-name="P2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4cm" style:rel-column-width="8173*"/>
    </style:style>
    <style:style style:name="表格3.B" style:family="table-column">
      <style:table-column-properties style:column-width="2.252cm" style:rel-column-width="7383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8.685cm" style:rel-column-width="28459*"/>
    </style:style>
    <style:style style:name="表格3.F" style:family="table-column">
      <style:table-column-properties style:column-width="2.741cm" style:rel-column-width="8984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F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MP5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66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row>
            <table:table-cell table:style-name="表格3.A1" table:number-columns-spanned="4" office:value-type="string">
              <text:p text:style-name="MP2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2" office:value-type="string">
              <text:p text:style-name="MP2"><text:s text:c="16"/>电话：(0755)33934688 <text:s text:c="20"/>传真:(0755)33671686</text:p>
            </table:table-cell>
            <table:covered-table-cell/>
          </table:table-row>
          <table:table-row table:style-name="表格3.2">
            <table:table-cell table:style-name="表格3.A2" office:value-type="string">
              <text:p text:style-name="MP4">加工内容</text:p>
            </table:table-cell>
            <table:table-cell table:style-name="表格3.A2" office:value-type="string">
              <text:p text:style-name="MP4">批次号</text:p>
            </table:table-cell>
            <table:table-cell table:style-name="表格3.A2" office:value-type="string">
              <text:p text:style-name="MP4">档案号</text:p>
            </table:table-cell>
            <table:table-cell table:style-name="表格3.A2" office:value-type="string">
              <text:p text:style-name="MP4">PNL数量</text:p>
            </table:table-cell>
            <table:table-cell table:style-name="表格3.A2" office:value-type="string">
              <text:p text:style-name="MP4">相关参数</text:p>
              <text:p text:style-name="MP4">相关参数</text:p>
            </table:table-cell>
            <table:table-cell table:style-name="表格3.F2" office:value-type="string">
              <text:p text:style-name="MP4">备注</text:p>
            </table:table-cell>
          </table:table-row>
        </table:table>
        <text:p text:style-name="MP5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40M50S</meta:editing-duration>
    <meta:editing-cycles>301</meta:editing-cycles>
    <meta:generator>OpenOffice.org/3.4.1$Win32 OpenOffice.org_project/341m1$Build-9593</meta:generator>
    <dc:date>2014-11-18T14:19:28.14</dc:date>
    <meta:document-statistic meta:table-count="4" meta:image-count="0" meta:object-count="0" meta:page-count="1" meta:paragraph-count="29" meta:word-count="151" meta:character-count="1172"/>
    <meta:user-defined meta:name="Info 1"/>
    <meta:user-defined meta:name="Info 2"/>
    <meta:user-defined meta:name="Info 3"/>
    <meta:user-defined meta:name="Info 4"/>
  </office:meta>
</office:document-meta>
</file>